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>
        <style:tab-stops>
          <style:tab-stop style:position="4.9654in"/>
        </style:tab-stops>
      </style:paragraph-properties>
      <style:text-properties fo:background-color="transparent"/>
    </style:style>
    <style:style style:name="P8" style:family="paragraph" style:parent-style-name="Standard">
      <style:text-properties fo:background-color="#00ffff"/>
    </style:style>
    <style:style style:name="P9" style:family="paragraph" style:parent-style-name="Standard">
      <style:paragraph-properties fo:background-color="transparent">
        <style:background-image/>
      </style:paragraph-properties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1" style:family="paragraph" style:parent-style-name="Standard">
      <style:text-properties fo:background-color="#ff6666"/>
    </style:style>
    <style:style style:name="P12" style:family="paragraph" style:parent-style-name="Standard">
      <style:text-properties fo:background-color="#66ccff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Y GUESTS</text:p>
      <text:p text:style-name="P9">ALL GUESTS</text:p>
      <text:p text:style-name="P9">ROOMASS FUNCTIONALITY</text:p>
      <text:p text:style-name="P9">GENRAL VALIDATION ON BACKEND</text:p>
      <text:p text:style-name="P9">ADMIN PAGE ORGANIZATION</text:p>
      <text:p text:style-name="P9"/>
      <text:p text:style-name="P9">MAP VIEW ALTERNATIVE FOR ROOM SELECTION LIKE HOME</text:p>
      <text:p text:style-name="Standard">MOBILE / RESPONSIVE</text:p>
      <text:p text:style-name="P2"/>
      <text:p text:style-name="P6">Room Qualities – Courtyard vs Not, Kid Friendly</text:p>
      <text:p text:style-name="P6"/>
      <text:p text:style-name="P6">Reorganize Rooms structure before reassigning functions</text:p>
      <text:p text:style-name="P6"/>
      <text:p text:style-name="P6">room owner changing preference after booking wont do anything about current occupations</text:p>
      <text:p text:style-name="P6"/>
      <text:p text:style-name="P10">When editing availabilities, no date can be submitted – though nothing happens so not a huge deal</text:p>
      <text:p text:style-name="P10"/>
      <text:p text:style-name="Standard">-possible to book room for previous day to noon of today AFTER noon today</text:p>
      <text:p text:style-name="Standard">but allows for people looking after midnight to book a room</text:p>
      <text:p text:style-name="P6">so not a huge problem</text:p>
      <text:p text:style-name="P5"/>
      <text:p text:style-name="Standard"><text:span text:style-name="T1">Emails don't work, just print to console atm.</text:span> There is a link to fleshing this out on part 8.</text:p>
      <text:p text:style-name="P1">DELETE <text:s/>and EDIT need to send emails</text:p>
      <text:p text:style-name="P1"/>
      <text:p text:style-name="P7">1111111111111111111111111</text:p>
      <text:p text:style-name="P8">looks like occ. Events will need guest names as a field for EDIT, reassigning</text:p>
      <text:p text:style-name="P1"/>
      <text:p text:style-name="P1">sometimes booking on home page will result in empty forms.. still seems to submit though</text:p>
      <text:p text:style-name="P3"/>
      <text:p text:style-name="P3">View Room In Floorplan on Home Page (hover?)</text:p>
      <text:p text:style-name="P3">can I display full image in booking modal?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11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4">events die? </text:p>
      <text:p text:style-name="Standard"><text:tab/>Run celery worker and scheduler to check</text:p>
      <text:p text:style-name="P3"><text:soft-page-break/></text:p>
      <text:p text:style-name="Standard"/>
      <text:p text:style-name="Standard"/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8T19:47:17.76</dc:date>
    <dc:creator>Trevor Pierson</dc:creator>
    <meta:editing-duration>P8DT11H20M44S</meta:editing-duration>
    <meta:editing-cycles>168</meta:editing-cycles>
    <meta:generator>OpenOffice/4.1.13$Win32 OpenOffice.org_project/4113m1$Build-9810</meta:generator>
    <meta:document-statistic meta:table-count="0" meta:image-count="0" meta:object-count="0" meta:page-count="2" meta:paragraph-count="48" meta:word-count="371" meta:character-count="2256"/>
  </office:meta>
</office:document-meta>
</file>